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C000000EADBB3F7923CFB76E5.png" manifest:media-type="image/png"/>
  <manifest:file-entry manifest:full-path="Pictures/100000000000054500000032E538A05A96E9480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71cm" svg:y="3.81cm" presentation:class="subtitle" presentation:placeholder="true" presentation:user-transformed="true">
          <draw:text-box/>
        </draw:frame>
        <draw:frame draw:style-name="gr1" draw:text-style-name="P2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10" draw:style-name="gr2" draw:text-style-name="P3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9.134cm" svg:x="1.471cm" svg:y="3.81cm" presentation:class="subtitle" presentation:placeholder="true" presentation:user-transformed="true">
          <draw:text-box/>
        </draw:frame>
        <draw:frame draw:style-name="gr1" draw:text-style-name="P2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5" draw:style-name="gr2" draw:text-style-name="P3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9.134cm" svg:x="1.471cm" svg:y="3.81cm" presentation:class="subtitle" presentation:placeholder="true" presentation:user-transformed="true">
          <draw:text-box/>
        </draw:frame>
        <draw:frame draw:style-name="gr1" draw:text-style-name="P2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4" draw:style-name="gr2" draw:text-style-name="P3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9.134cm" svg:x="1.471cm" svg:y="3.81cm" presentation:class="subtitle" presentation:placeholder="true" presentation:user-transformed="true">
          <draw:text-box/>
        </draw:frame>
        <draw:frame draw:style-name="gr1" draw:text-style-name="P2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3" draw:style-name="gr2" draw:text-style-name="P3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9.134cm" svg:x="1.471cm" svg:y="3.81cm" presentation:class="subtitle" presentation:placeholder="true" presentation:user-transformed="true">
          <draw:text-box/>
        </draw:frame>
        <draw:frame draw:style-name="gr1" draw:text-style-name="P2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2" draw:style-name="gr2" draw:text-style-name="P3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9.134cm" svg:x="1.471cm" svg:y="3.81cm" presentation:class="subtitle" presentation:placeholder="true" presentation:user-transformed="true">
          <draw:text-box/>
        </draw:frame>
        <draw:frame draw:style-name="gr1" draw:text-style-name="P2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1" draw:style-name="gr2" draw:text-style-name="P3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8T19:43:34.126384775</meta:creation-date>
    <dc:date>2022-11-08T21:15:05.486373349</dc:date>
    <meta:editing-duration>PT22M34S</meta:editing-duration>
    <meta:editing-cycles>1</meta:editing-cycles>
    <meta:document-statistic meta:object-count="51"/>
    <meta:generator>LibreOffice/7.3.6.2$Linux_X86_64 LibreOffice_project/30$Build-2</meta:generator>
  </office:meta>
</office:document-meta>
</file>